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Paragraphedeliste" style:list-style-name="LFO1" style:family="paragraph"/>
    <style:style style:name="P46" style:parent-style-name="Paragraphedeliste" style:list-style-name="LFO1" style:family="paragraph"/>
    <style:style style:name="P47" style:parent-style-name="Paragraphedeliste" style:list-style-name="LFO1" style:family="paragraph"/>
    <style:style style:name="P48" style:parent-style-name="Paragraphedeliste" style:list-style-name="LFO1" style:family="paragraph"/>
    <style:style style:name="P49" style:parent-style-name="Paragraphedeliste" style:list-style-name="LFO1" style:family="paragraph"/>
    <style:style style:name="P50" style:parent-style-name="Paragraphedeliste" style:list-style-name="LFO1" style:family="paragraph"/>
    <style:style style:name="P51" style:parent-style-name="Paragraphedeliste" style:list-style-name="LFO1" style:family="paragraph"/>
    <style:style style:name="P52" style:parent-style-name="Paragraphedeliste" style:list-style-name="LFO1" style:family="paragraph"/>
    <style:style style:name="P53" style:parent-style-name="Paragraphedeliste" style:list-style-name="LFO1" style:family="paragraph"/>
    <style:style style:name="P54" style:parent-style-name="Paragraphedeliste" style:list-style-name="LFO1" style:family="paragraph"/>
    <style:style style:name="P55" style:parent-style-name="Paragraphedeliste" style:list-style-name="LFO1" style:family="paragraph"/>
    <style:style style:name="P56" style:parent-style-name="Paragraphedeliste" style:list-style-name="LFO1" style:family="paragraph"/>
    <style:style style:name="P57" style:parent-style-name="Paragraphedeliste" style:list-style-name="LFO1" style:family="paragraph"/>
    <style:style style:name="P58" style:parent-style-name="Paragraphedeliste" style:list-style-name="LFO1" style:family="paragraph"/>
    <style:style style:name="P59" style:parent-style-name="Paragraphedeliste" style:list-style-name="LFO1" style:family="paragraph"/>
    <style:style style:name="P60" style:parent-style-name="Paragraphedeliste" style:list-style-name="LFO1" style:family="paragraph"/>
    <style:style style:name="P61" style:parent-style-name="Paragraphedeliste" style:list-style-name="LFO1" style:family="paragraph"/>
    <style:style style:name="P62" style:parent-style-name="Paragraphedeliste" style:list-style-name="LFO1" style:family="paragraph"/>
    <style:style style:name="P63" style:parent-style-name="Paragraphedeliste" style:list-style-name="LFO1" style:family="paragraph"/>
    <style:style style:name="P64" style:parent-style-name="Paragraphedeliste" style:list-style-name="LFO1" style:family="paragraph"/>
    <style:style style:name="P65" style:parent-style-name="Paragraphedeliste" style:list-style-name="LFO1" style:family="paragraph"/>
    <style:style style:name="P66" style:parent-style-name="Paragraphedeliste" style:list-style-name="LFO1" style:family="paragraph"/>
    <style:style style:name="P67" style:parent-style-name="Paragraphedeliste" style:list-style-name="LFO1" style:family="paragraph"/>
    <style:style style:name="P68" style:parent-style-name="Paragraphedeliste" style:list-style-name="LFO1" style:family="paragraph"/>
    <style:style style:name="P69" style:parent-style-name="Paragraphedeliste" style:list-style-name="LFO1" style:family="paragraph"/>
    <style:style style:name="P70" style:parent-style-name="Paragraphedeliste" style:list-style-name="LFO1" style:family="paragraph"/>
    <style:style style:name="P71" style:parent-style-name="Paragraphedeliste" style:list-style-name="LFO1" style:family="paragraph"/>
    <style:style style:name="P72" style:parent-style-name="Paragraphedeliste" style:list-style-name="LFO1" style:family="paragraph"/>
    <style:style style:name="P73" style:parent-style-name="Paragraphedeliste" style:list-style-name="LFO1" style:family="paragraph"/>
    <style:style style:name="P74" style:parent-style-name="Paragraphedeliste" style:list-style-name="LFO1" style:family="paragraph"/>
    <style:style style:name="P75" style:parent-style-name="Paragraphedeliste" style:list-style-name="LFO1" style:family="paragraph"/>
    <style:style style:name="P76" style:parent-style-name="Paragraphedeliste" style:list-style-name="LFO1" style:family="paragraph"/>
    <style:style style:name="P77" style:parent-style-name="Paragraphedeliste" style:list-style-name="LFO1" style:family="paragraph"/>
    <style:style style:name="P78" style:parent-style-name="Paragraphedeliste" style:list-style-name="LFO1" style:family="paragraph"/>
    <style:style style:name="P79" style:parent-style-name="Paragraphedeliste" style:list-style-name="LFO1" style:family="paragraph"/>
    <style:style style:name="P80" style:parent-style-name="Paragraphedeliste" style:list-style-name="LFO1" style:family="paragraph"/>
    <style:style style:name="P81" style:parent-style-name="Paragraphedeliste" style:list-style-name="LFO1" style:family="paragraph"/>
    <style:style style:name="P82" style:parent-style-name="Paragraphedeliste" style:list-style-name="LFO1" style:family="paragraph"/>
    <style:style style:name="P83" style:parent-style-name="Paragraphedeliste" style:list-style-name="LFO1" style:family="paragraph"/>
    <style:style style:name="P84" style:parent-style-name="Paragraphedeliste" style:list-style-name="LFO1" style:family="paragraph"/>
    <style:style style:name="P85" style:parent-style-name="Paragraphedeliste" style:list-style-name="LFO1" style:family="paragraph"/>
    <style:style style:name="P86" style:parent-style-name="Paragraphedeliste" style:list-style-name="LFO1" style:family="paragraph"/>
    <style:style style:name="P87" style:parent-style-name="Paragraphedeliste" style:list-style-name="LFO1" style:family="paragraph"/>
    <style:style style:name="P88" style:parent-style-name="Paragraphedeliste" style:list-style-name="LFO1" style:family="paragraph"/>
    <style:style style:name="P89" style:parent-style-name="Paragraphedeliste" style:list-style-name="LFO1" style:family="paragraph"/>
  </office:automatic-styles>
  <office:body>
    <office:text text:use-soft-page-breaks="true">
      <text:p text:style-name="P1">Kobbold<text:s/>shelter like</text:p>
      <text:p text:style-name="Normal"/>
      <text:p text:style-name="Normal"/>
      <text:p text:style-name="Normal">4 Races : Humains, Nains, Elfes, Kobbolds</text:p>
      <text:p text:style-name="Normal"/>
      <text:p text:style-name="Normal">Particularités raciales :<text:s/></text:p>
      <text:list text:style-name="LFO1" text:continue-numbering="true">
        <text:list-item>
          <text:p text:style-name="P2">Humains :<text:s/></text:p>
          <text:list text:continue-numbering="true">
            <text:list-item>
              <text:p text:style-name="P3">Construisent des villes en<text:s/>longueur, assez peu en hauteur.</text:p>
            </text:list-item>
            <text:list-item>
              <text:p text:style-name="P4">Prolifération rapide, peu de PV.</text:p>
            </text:list-item>
            <text:list-item>
              <text:p text:style-name="P5">Ressources :</text:p>
              <text:list text:continue-numbering="true">
                <text:list-item>
                  <text:p text:style-name="P6">Blé</text:p>
                </text:list-item>
                <text:list-item>
                  <text:p text:style-name="P7">Viande</text:p>
                </text:list-item>
                <text:list-item>
                  <text:p text:style-name="P8">Bois</text:p>
                </text:list-item>
                <text:list-item>
                  <text:p text:style-name="P9">Pierre</text:p>
                </text:list-item>
              </text:list>
            </text:list-item>
            <text:list-item>
              <text:p text:style-name="P10">Avantage<text:s/>PV<text:s/>aux guerriers</text:p>
            </text:list-item>
            <text:list-item>
              <text:p text:style-name="P11">Eglise<text:s/></text:p>
              <text:list text:continue-numbering="true">
                <text:list-item>
                  <text:p text:style-name="P12">Faible régén<text:s/>continue</text:p>
                </text:list-item>
              </text:list>
            </text:list-item>
          </text:list>
        </text:list-item>
        <text:list-item>
          <text:p text:style-name="P13">Elfes :</text:p>
          <text:list text:continue-numbering="true">
            <text:list-item>
              <text:p text:style-name="P14">PD</text:p>
            </text:list-item>
            <text:list-item>
              <text:p text:style-name="P15">Construisent des villes en hauteur plus qu’en largeur</text:p>
            </text:list-item>
            <text:list-item>
              <text:p text:style-name="P16">Prolifération<text:s/>très<text:s/>lente, beaucoup de PV</text:p>
            </text:list-item>
            <text:list-item>
              <text:p text:style-name="P17">Ressources :</text:p>
              <text:list text:continue-numbering="true">
                <text:list-item>
                  <text:p text:style-name="P18">Herbes</text:p>
                </text:list-item>
                <text:list-item>
                  <text:p text:style-name="P19">Fruits</text:p>
                </text:list-item>
                <text:list-item>
                  <text:p text:style-name="P20">Bois</text:p>
                </text:list-item>
                <text:list-item>
                  <text:p text:style-name="P21">Resine</text:p>
                </text:list-item>
              </text:list>
            </text:list-item>
            <text:list-item>
              <text:p text:style-name="P22">Avantage bonus atk aux archers</text:p>
            </text:list-item>
            <text:list-item>
              <text:p text:style-name="P23">Statue de la déesse</text:p>
              <text:list text:continue-numbering="true">
                <text:list-item>
                  <text:p text:style-name="P24">+1 passif a une stat<text:s/>(vraiment très beaucoup cher)</text:p>
                </text:list-item>
              </text:list>
            </text:list-item>
          </text:list>
        </text:list-item>
        <text:list-item>
          <text:p text:style-name="P25">Nains :</text:p>
          <text:list text:continue-numbering="true">
            <text:list-item>
              <text:p text:style-name="P26">Construisent leurs villes en profondeur, peu en largeur et peu en hauteur </text:p>
            </text:list-item>
            <text:list-item>
              <text:p text:style-name="P27">Prolifération lente, Pv normaux</text:p>
              <text:list text:continue-numbering="true">
                <text:list-item>
                  <text:p text:style-name="P28">Bierre</text:p>
                </text:list-item>
                <text:list-item>
                  <text:p text:style-name="P29">Viande</text:p>
                </text:list-item>
                <text:list-item>
                  <text:p text:style-name="P30">Pierre</text:p>
                </text:list-item>
                <text:list-item>
                  <text:p text:style-name="P31">Métaux</text:p>
                </text:list-item>
              </text:list>
            </text:list-item>
            <text:list-item>
              <text:p text:style-name="P32">Avantage<text:s/>Artisanat<text:s/>a tous les nains</text:p>
            </text:list-item>
            <text:list-item>
              <text:p text:style-name="P33">Marché</text:p>
              <text:list text:continue-numbering="true">
                <text:list-item>
                  <text:p text:style-name="P34">Convertis ressources</text:p>
                </text:list-item>
              </text:list>
            </text:list-item>
          </text:list>
        </text:list-item>
        <text:list-item>
          <text:p text:style-name="P35">Kobbolds</text:p>
          <text:list text:continue-numbering="true">
            <text:list-item>
              <text:p text:style-name="P36">Construisent en largeur, peu en profondeur</text:p>
            </text:list-item>
            <text:list-item>
              <text:p text:style-name="P37">Prolifération très rapide, très peu de PV</text:p>
            </text:list-item>
            <text:list-item>
              <text:p text:style-name="P38">Ressources<text:s/></text:p>
              <text:list text:continue-numbering="true">
                <text:list-item>
                  <text:p text:style-name="P39">Rats</text:p>
                </text:list-item>
                <text:list-item>
                  <text:p text:style-name="P40">Viande … ?</text:p>
                </text:list-item>
                <text:list-item>
                  <text:p text:style-name="P41">Cuir</text:p>
                </text:list-item>
                <text:list-item>
                  <text:p text:style-name="P42">Os</text:p>
                </text:list-item>
              </text:list>
            </text:list-item>
            <text:list-item>
              <text:p text:style-name="P43">Avantage régénération rapide<text:s/>– Stat d’intelligence démarre à 1 et augmente avec le temps et les combats</text:p>
            </text:list-item>
            <text:list-item>
              <text:p text:style-name="P44">Boucherie</text:p>
              <text:list text:continue-numbering="true">
                <text:list-item>
                  <text:p text:style-name="P45">Génère toutes les ressources (conversion des cadavres)</text:p>
                </text:list-item>
              </text:list>
            </text:list-item>
          </text:list>
        </text:list-item>
      </text:list>
      <text:p text:style-name="Normal"/>
      <text:p text:style-name="Normal">Liste des métiers :</text:p>
      <text:list text:style-name="LFO1" text:continue-numbering="true">
        <text:list-item>
          <text:p text:style-name="P46">Ouvrier</text:p>
        </text:list-item>
        <text:list-item>
          <text:p text:style-name="P47">Combattant</text:p>
          <text:list text:continue-numbering="true">
            <text:list-item>
              <text:p text:style-name="P48">Guerrier</text:p>
            </text:list-item>
            <text:list-item>
              <text:p text:style-name="P49">Archer</text:p>
            </text:list-item>
          </text:list>
        </text:list-item>
        <text:list-item>
          <text:p text:style-name="P50">Collecteurs</text:p>
          <text:list text:continue-numbering="true">
            <text:list-item>
              <text:p text:style-name="P51">Crafteur</text:p>
            </text:list-item>
            <text:list-item>
              <text:p text:style-name="P52">Gatherer</text:p>
            </text:list-item>
          </text:list>
        </text:list-item>
        <text:list-item>
          <text:p text:style-name="P53">Erudits<text:s/>(sauf kobbolds)</text:p>
          <text:list text:continue-numbering="true">
            <text:list-item>
              <text:p text:style-name="P54">Healer</text:p>
            </text:list-item>
            <text:list-item>
              <text:p text:style-name="P55">Chercheur</text:p>
            </text:list-item>
          </text:list>
        </text:list-item>
      </text:list>
      <text:p text:style-name="Paragraphedeliste"/>
      <text:p text:style-name="Normal">Liste des salles</text:p>
      <text:list text:style-name="LFO1" text:continue-numbering="true">
        <text:list-item>
          <text:p text:style-name="P56">Salles Ressources 1 – 4</text:p>
        </text:list-item>
        <text:list-item>
          <text:p text:style-name="P57">Salle de craft</text:p>
        </text:list-item>
        <text:list-item>
          <text:p text:style-name="P58">Cuisine</text:p>
        </text:list-item>
        <text:list-item>
          <text:p text:style-name="P59">Dortoirs</text:p>
        </text:list-item>
        <text:list-item>
          <text:p text:style-name="P60">Entrée (unique)</text:p>
        </text:list-item>
        <text:list-item>
          <text:p text:style-name="P61">Réfectoire</text:p>
        </text:list-item>
        <text:list-item>
          <text:p text:style-name="P62">Laboratoire</text:p>
        </text:list-item>
      </text:list>
      <text:p text:style-name="Normal"/>
      <text:p text:style-name="Normal">Liste des stats :</text:p>
      <text:list text:style-name="LFO1" text:continue-numbering="true">
        <text:list-item>
          <text:p text:style-name="P63">Stat de combat :<text:s/>Attaque</text:p>
        </text:list-item>
        <text:list-item>
          <text:p text:style-name="P64">Stat de Craft :<text:s/><text:s/>Artisanat</text:p>
        </text:list-item>
        <text:list-item>
          <text:p text:style-name="P65">Stat d’intelligence :<text:s/>Inteligence</text:p>
        </text:list-item>
      </text:list>
      <text:p text:style-name="Normal"/>
      <text:p text:style-name="Normal">Listes des jauges :</text:p>
      <text:list text:style-name="LFO1" text:continue-numbering="true">
        <text:list-item>
          <text:p text:style-name="P66">Faim</text:p>
        </text:list-item>
        <text:list-item>
          <text:p text:style-name="P67">Sommeil</text:p>
        </text:list-item>
        <text:list-item>
          <text:p text:style-name="P68">PV</text:p>
        </text:list-item>
      </text:list>
      <text:p text:style-name="Normal"/>
      <text:p text:style-name="Normal"/>
      <text:p text:style-name="Normal"/>
      <text:p text:style-name="Normal"/>
      <text:p text:style-name="Normal">Minimums requis</text:p>
      <text:p text:style-name="Normal">Trois types de salles</text:p>
      <text:p text:style-name="Normal">Trois types de pelos</text:p>
      <text:p text:style-name="Normal">1 type d’ennemis</text:p>
      <text:p text:style-name="Normal"/>
      <text:p text:style-name="Normal">Control camera character :</text:p>
      <text:list text:style-name="LFO1" text:continue-numbering="true">
        <text:list-item>
          <text:p text:style-name="P69">Caméra vue de côté déplaçable horizontalement + verticalement</text:p>
        </text:list-item>
        <text:list-item>
          <text:p text:style-name="P70">Controls a la souris<text:s/></text:p>
        </text:list-item>
        <text:list-item>
          <text:p text:style-name="P71">Multiples personnages autogérés</text:p>
        </text:list-item>
      </text:list>
      <text:p text:style-name="Normal"/>
      <text:p text:style-name="Normal">Boucles :<text:s/></text:p>
      <text:list text:style-name="LFO1" text:continue-numbering="true">
        <text:list-item>
          <text:p text:style-name="P72">Micro : actions dans la salle<text:s/></text:p>
          <text:list text:continue-numbering="true">
            <text:list-item>
              <text:p text:style-name="P73">Objectif effectuer l’action correspondant a la salle</text:p>
            </text:list-item>
            <text:list-item>
              <text:p text:style-name="P74">Challenge faire avec les évènements RNG</text:p>
            </text:list-item>
            <text:list-item>
              <text:p text:style-name="P75">Récompense : action effectuée correctement</text:p>
            </text:list-item>
          </text:list>
        </text:list-item>
        <text:list-item>
          <text:p text:style-name="P76">Moyen : une journée</text:p>
          <text:list text:continue-numbering="true">
            <text:list-item>
              <text:p text:style-name="P77">Objectif Améliorer sa colonie</text:p>
            </text:list-item>
            <text:list-item>
              <text:p text:style-name="P78">Challenge : gérer les besoins des persos</text:p>
            </text:list-item>
            <text:list-item>
              <text:p text:style-name="P79">Récompense : la journée se passe bien</text:p>
            </text:list-item>
          </text:list>
        </text:list-item>
        <text:list-item>
          <text:p text:style-name="P80">Macre : une partie</text:p>
          <text:list text:continue-numbering="true">
            <text:list-item>
              <text:p text:style-name="P81">Objectif Ne pas être décimé</text:p>
            </text:list-item>
            <text:list-item>
              <text:p text:style-name="P82">Challenge : survivre aux attaques ennemies</text:p>
            </text:list-item>
            <text:list-item>
              <text:p text:style-name="P83">Récompense : ne pas perdre – score</text:p>
            </text:list-item>
          </text:list>
        </text:list-item>
      </text:list>
      <text:p text:style-name="Normal"/>
      <text:p text:style-name="Normal">Victoire : <text:s/>/</text:p>
      <text:p text:style-name="Normal">Défaite : Être décimé </text:p>
      <text:p text:style-name="Normal"/>
      <text:p text:style-name="Normal"><text:s/>Signes et feedback</text:p>
      <text:list text:style-name="LFO1" text:continue-numbering="true">
        <text:list-item>
          <text:p text:style-name="P84">Jauges de besoins</text:p>
        </text:list-item>
        <text:list-item>
          <text:p text:style-name="P85">Jauges de ressources</text:p>
        </text:list-item>
        <text:list-item>
          <text:p text:style-name="P86">Alertes des attaques</text:p>
        </text:list-item>
        <text:list-item>
          <text:p text:style-name="P87">Fiche Perso du perso sélectionné / surbrillance</text:p>
        </text:list-item>
        <text:list-item>
          <text:p text:style-name="P88">Fiche Salle de la salle sélectionnée/ surbrillance</text:p>
        </text:list-item>
        <text:list-item>
          <text:p text:style-name="P89">UI du tuto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Yu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Yu Mincho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Yu Mincho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in Chaperon</meta:initial-creator>
    <dc:creator>Robin Chaperon</dc:creator>
    <meta:creation-date>2017-12-07T13:28:00Z</meta:creation-date>
    <dc:date>2017-12-07T16:12:00Z</dc:date>
    <meta:template xlink:href="Normal.dotm" xlink:type="simple"/>
    <meta:editing-cycles>1</meta:editing-cycles>
    <meta:editing-duration>PT9840S</meta:editing-duration>
    <meta:document-statistic meta:page-count="3" meta:paragraph-count="4" meta:word-count="355" meta:character-count="2306" meta:row-count="16" meta:non-whitespace-character-count="1955"/>
  </office:meta>
</office:document-meta>
</file>